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7ba" officeooo:paragraph-rsid="0001f7ba"/>
    </style:style>
    <style:style style:name="P2" style:family="paragraph" style:parent-style-name="Standard">
      <style:text-properties style:text-position="0% 100%" fo:font-size="12pt" officeooo:rsid="0001f7ba" officeooo:paragraph-rsid="0001f7b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ed to implement noise in earth system code:</text:p>
      <text:p text:style-name="P1"/>
      <text:p text:style-name="P2">(pycascades-env) astridbg@astridbg:~/Documents/PIK-PyCascades/pik-copan-pycascades-89b55bf/earth_system$ python3 Main_earth_system.py 1 2.1558506258075005 5.226118589584062 3.857259330281635 4.463155615986821 0.12306069975124836 0.4420520820628321 0.4394691642486326 0.28084529284261517 0.14333612282539868 0.17625028251684766 0.39810443821102803 0001</text:p>
      <text:p text:style-name="P2">[2.15585063 5.22611859 3.85725933 4.46315562 0.1230607 <text:s/>0.44205208</text:p>
      <text:p text:style-name="P2"><text:s/>0.43946916 0.28084529 0.14333612 0.17625028 0.39810444 1. <text:s text:c="7"/>]</text:p>
      <text:p text:style-name="P2">Compute calibration timescale</text:p>
      <text:p text:style-name="P2">Wais to Thc:-1.0</text:p>
      <text:p text:style-name="P2">Thc to Amaz:-1.0</text:p>
      <text:p text:style-name="P2">Traceback (most recent call last):</text:p>
      <text:p text:style-name="P2"><text:s text:c="2"/>File "/home/astridbg/Documents/PIK-PyCascades/pik-copan-pycascades-89b55bf/earth_system/Main_earth_system.py", line 131, in &lt;module&gt;</text:p>
      <text:p text:style-name="P2"><text:s text:c="4"/>ev.integrate( timestep, t_end, initial_state, sigma=sigma)</text:p>
      <text:p text:style-name="P2"><text:s text:c="2"/>File "/home/astridbg/Documents/PIK-PyCascades/pik-copan-pycascades-89b55bf/earth_system/../modules/core/evolve_sde.py", line 66, in integrate</text:p>
      <text:p text:style-name="P2"><text:s text:c="4"/>self._integrate_sde( t_step,initial_state,sigma )</text:p>
      <text:p text:style-name="P2"><text:s text:c="2"/>File "/home/astridbg/Documents/PIK-PyCascades/pik-copan-pycascades-89b55bf/earth_system/../modules/core/evolve_sde.py", line 39, in _integrate_sde</text:p>
      <text:p text:style-name="P2"><text:s text:c="4"/>sol=sdeint.itoint(self._net.f,diffusion,x_init,t_span)</text:p>
      <text:p text:style-name="P2"><text:s text:c="2"/>File "/home/astridbg/miniconda3/envs/pycascades-env/lib/python3.9/site-packages/sdeint/integrate.py", line 152, in itoint</text:p>
      <text:p text:style-name="P2"><text:s text:c="4"/>(d, m, f, G, y0, tspan, __, __) = _check_args(f, G, y0, tspan, None, None)</text:p>
      <text:p text:style-name="P2"><text:s text:c="2"/>File "/home/astridbg/miniconda3/envs/pycascades-env/lib/python3.9/site-packages/sdeint/integrate.py", line 93, in _check_args</text:p>
      <text:p text:style-name="P2"><text:s text:c="4"/>raise SDEValueError(message)</text:p>
      <text:p text:style-name="P2">sdeint.integrate.SDEValueError: y0 has length 4. So G must either be a single function</text:p>
      <text:p text:style-name="P2"><text:s text:c="14"/>returning a matrix of shape (4, m), or else a list of m separate</text:p>
      <text:p text:style-name="P2"><text:s text:c="14"/>functions each returning a column of G, with shape (4,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6:16:52.126493613</meta:creation-date>
    <dc:date>2022-10-04T16:18:16.815891319</dc:date>
    <meta:editing-duration>PT1M25S</meta:editing-duration>
    <meta:editing-cycles>1</meta:editing-cycles>
    <meta:document-statistic meta:table-count="0" meta:image-count="0" meta:object-count="0" meta:page-count="1" meta:paragraph-count="21" meta:word-count="145" meta:character-count="1816" meta:non-whitespace-character-count="1625"/>
    <meta:generator>LibreOffice/6.4.7.2$Linux_X86_64 LibreOffice_project/40$Build-2</meta:generator>
  </office:meta>
</office:document-meta>
</file>